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3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79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Lines</text:p>
          </table:table-cell>
          <table:table-cell table:style-name="ce1" office:value-type="string">
            <text:p>Slowness</text:p>
          </table:table-cell>
          <table:table-cell table:style-name="ce1" office:value-type="string">
            <text:p>Speed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>
            <text:p>handlebars</text:p>
          </table:table-cell>
          <table:table-cell office:value-type="float" office:value="1">
            <text:p>1</text:p>
          </table:table-cell>
          <table:table-cell office:value-type="float" office:value="1">
            <text:p>1.00</text:p>
          </table:table-cell>
          <table:table-cell table:formula="of:=1/[.C3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">
            <text:p>1.00</text:p>
          </table:table-cell>
          <table:table-cell table:formula="of:=1/[.C4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">
            <text:p>1.00</text:p>
          </table:table-cell>
          <table:table-cell table:formula="of:=1/[.C5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">
            <text:p>1.00</text:p>
          </table:table-cell>
          <table:table-cell table:formula="of:=1/[.C6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1">
            <text:p>1.00</text:p>
          </table:table-cell>
          <table:table-cell table:formula="of:=1/[.C7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erb shortcut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  <table:table-cell table:formula="of:=1/[.C9]" office:value-type="float" office:value="0.584795321637427">
            <text:p>0.584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.36">
            <text:p>1.36</text:p>
          </table:table-cell>
          <table:table-cell table:formula="of:=1/[.C10]" office:value-type="float" office:value="0.735294117647059">
            <text:p>0.735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.27">
            <text:p>1.27</text:p>
          </table:table-cell>
          <table:table-cell table:formula="of:=1/[.C11]" office:value-type="float" office:value="0.78740157480315">
            <text:p>0.787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.26">
            <text:p>1.26</text:p>
          </table:table-cell>
          <table:table-cell table:formula="of:=1/[.C12]" office:value-type="float" office:value="0.793650793650794">
            <text:p>0.793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1.25">
            <text:p>1.25</text:p>
          </table:table-cell>
          <table:table-cell table:formula="of:=1/[.C13]" office:value-type="float" office:value="0.8">
            <text:p>0.800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erb</text:p>
          </table:table-cell>
          <table:table-cell office:value-type="float" office:value="1">
            <text:p>1</text:p>
          </table:table-cell>
          <table:table-cell office:value-type="float" office:value="2.77">
            <text:p>2.77</text:p>
          </table:table-cell>
          <table:table-cell table:formula="of:=1/[.C15]" office:value-type="float" office:value="0.36101083032491">
            <text:p>0.36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.7">
            <text:p>1.70</text:p>
          </table:table-cell>
          <table:table-cell table:formula="of:=1/[.C16]" office:value-type="float" office:value="0.588235294117647">
            <text:p>0.588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.45">
            <text:p>1.45</text:p>
          </table:table-cell>
          <table:table-cell table:formula="of:=1/[.C17]" office:value-type="float" office:value="0.689655172413793">
            <text:p>0.689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.43">
            <text:p>1.43</text:p>
          </table:table-cell>
          <table:table-cell table:formula="of:=1/[.C18]" office:value-type="float" office:value="0.699300699300699">
            <text:p>0.699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1.42">
            <text:p>1.42</text:p>
          </table:table-cell>
          <table:table-cell table:formula="of:=1/[.C19]" office:value-type="float" office:value="0.704225352112676">
            <text:p>0.704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erubi shortcut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  <table:table-cell table:formula="of:=1/[.C21]" office:value-type="float" office:value="0.636942675159236">
            <text:p>0.636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.52">
            <text:p>1.52</text:p>
          </table:table-cell>
          <table:table-cell table:formula="of:=1/[.C22]" office:value-type="float" office:value="0.657894736842105">
            <text:p>0.65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.53">
            <text:p>1.53</text:p>
          </table:table-cell>
          <table:table-cell table:formula="of:=1/[.C23]" office:value-type="float" office:value="0.65359477124183">
            <text:p>0.65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.79">
            <text:p>1.79</text:p>
          </table:table-cell>
          <table:table-cell table:formula="of:=1/[.C24]" office:value-type="float" office:value="0.558659217877095">
            <text:p>0.558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3.99">
            <text:p>3.99</text:p>
          </table:table-cell>
          <table:table-cell table:formula="of:=1/[.C25]" office:value-type="float" office:value="0.25062656641604">
            <text:p>0.250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erubi</text:p>
          </table:table-cell>
          <table:table-cell office:value-type="float" office:value="1">
            <text:p>1</text:p>
          </table:table-cell>
          <table:table-cell office:value-type="float" office:value="2.28">
            <text:p>2.28</text:p>
          </table:table-cell>
          <table:table-cell table:formula="of:=1/[.C27]" office:value-type="float" office:value="0.43859649122807">
            <text:p>0.438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2" office:value-type="float" office:value="1.89">
            <text:p>1.89</text:p>
          </table:table-cell>
          <table:table-cell table:formula="of:=1/[.C28]" office:value-type="float" office:value="0.529100529100529">
            <text:p>0.529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style-name="ce2" office:value-type="float" office:value="1.78">
            <text:p>1.78</text:p>
          </table:table-cell>
          <table:table-cell table:formula="of:=1/[.C29]" office:value-type="float" office:value="0.561797752808989">
            <text:p>0.56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>
            <text:p>1000</text:p>
          </table:table-cell>
          <table:table-cell table:style-name="ce2" office:value-type="float" office:value="2.06">
            <text:p>2.06</text:p>
          </table:table-cell>
          <table:table-cell table:formula="of:=1/[.C30]" office:value-type="float" office:value="0.485436893203883">
            <text:p>0.485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>
            <text:p>10000</text:p>
          </table:table-cell>
          <table:table-cell table:style-name="ce2" office:value-type="float" office:value="4.26">
            <text:p>4.26</text:p>
          </table:table-cell>
          <table:table-cell table:formula="of:=1/[.C31]" office:value-type="float" office:value="0.234741784037559">
            <text:p>0.2347</text:p>
          </table:table-cell>
          <table:table-cell table:number-columns-repeated="3"/>
        </table:table-row>
        <table:table-row table:style-name="ro2" table:number-rows-repeated="20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>
            <draw:frame table:end-cell-address="Sheet1.G84" table:end-x="1.161in" table:end-y="0.0307in" draw:z-index="0" draw:style-name="gr1" draw:text-style-name="P1" svg:width="6.5984in" svg:height="5.3732in" svg:x="0.0673in" svg:y="0.0815in">
              <draw:object draw:notify-on-update-of-ranges="Sheet1.B3:Sheet1.B7 Sheet1.A3:Sheet1.A3 Sheet1.D3:Sheet1.D7 Sheet1.A9:Sheet1.A9 Sheet1.D9:Sheet1.D13 Sheet1.A15:Sheet1.A15 Sheet1.D15:Sheet1.D19 Sheet1.A21:Sheet1.A21 Sheet1.D21:Sheet1.D25 Sheet1.A27:Sheet1.A27 Sheet1.D27:Sheet1.D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12/28/2018</text:date>, <text:time>11:3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8-12-28T11:04:00.02</meta:creation-date>
    <dc:date>2018-12-28T11:38:12.44</dc:date>
    <dc:creator>Peter Camilleri</dc:creator>
    <meta:editing-duration>PT34M11S</meta:editing-duration>
    <meta:editing-cycles>5</meta:editing-cycles>
    <meta:generator>OpenOffice/4.1.5$Win32 OpenOffice.org_project/415m1$Build-9789</meta:generator>
    <meta:document-statistic meta:table-count="3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fo:font-style="italic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116">
      <style:chart-properties chart:display-label="true" chart:logarithmic="false" chart:minimum="0.2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6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6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761cm" svg:height="13.649cm" xlink:href=".." xlink:type="simple" chart:class="chart:line" chart:style-name="ch1">
        <chart:title svg:x="5.666cm" svg:y="0.408cm" chart:style-name="ch2">
          <text:p>Embedded Ruby Tests</text:p>
        </chart:title>
        <chart:legend chart:legend-position="end" svg:x="13.3cm" svg:y="5.514cm" style:legend-expansion="high" chart:style-name="ch3"/>
        <chart:plot-area chart:style-name="ch4" table:cell-range-address="Sheet1.B3:Sheet1.B7 Sheet1.A3:Sheet1.A3 Sheet1.D3:Sheet1.D7 Sheet1.A9:Sheet1.A9 Sheet1.D9:Sheet1.D13 Sheet1.A15:Sheet1.A15 Sheet1.D15:Sheet1.D19 Sheet1.A21:Sheet1.A21 Sheet1.D21:Sheet1.D25 Sheet1.A27:Sheet1.A27 Sheet1.D27:Sheet1.D31" chart:data-source-has-labels="both" svg:x="1.336cm" svg:y="2.028cm" svg:width="11.771cm" svg:height="10.376cm">
          <chartooo:coordinate-region svg:x="2.645cm" svg:y="2.23cm" svg:width="9.984cm" svg:height="9.521cm"/>
          <chart:axis chart:dimension="x" chart:name="primary-x" chart:style-name="ch5" chartooo:axis-type="auto">
            <chartooo:date-scale/>
            <chart:title svg:x="5.46cm" svg:y="12.677cm" chart:style-name="ch6">
              <text:p>Number of Lines / Test</text:p>
            </chart:title>
            <chart:categories table:cell-range-address="Sheet1.B3:Sheet1.B7"/>
          </chart:axis>
          <chart:axis chart:dimension="y" chart:name="primary-y" chart:style-name="ch7">
            <chart:title svg:x="0.43cm" svg:y="8.903cm" chart:style-name="ch8">
              <text:p>Relative Performance</text:p>
            </chart:title>
            <chart:grid chart:style-name="ch9" chart:class="major"/>
          </chart:axis>
          <chart:series chart:style-name="ch10" chart:values-cell-range-address="Sheet1.D3:Sheet1.D7" chart:label-cell-address="Sheet1.A3:Sheet1.A3" chart:class="chart:line">
            <chart:data-point chart:repeated="5"/>
          </chart:series>
          <chart:series chart:style-name="ch11" chart:values-cell-range-address="Sheet1.D9:Sheet1.D13" chart:label-cell-address="Sheet1.A9:Sheet1.A9" chart:class="chart:line">
            <chart:data-point chart:repeated="5"/>
          </chart:series>
          <chart:series chart:style-name="ch12" chart:values-cell-range-address="Sheet1.D15:Sheet1.D19" chart:label-cell-address="Sheet1.A15:Sheet1.A15" chart:class="chart:line">
            <chart:data-point chart:repeated="5"/>
          </chart:series>
          <chart:series chart:style-name="ch13" chart:values-cell-range-address="Sheet1.D21:Sheet1.D25" chart:label-cell-address="Sheet1.A21:Sheet1.A21" chart:class="chart:line">
            <chart:data-point chart:repeated="5"/>
          </chart:series>
          <chart:series chart:style-name="ch14" chart:values-cell-range-address="Sheet1.D27:Sheet1.D31" chart:label-cell-address="Sheet1.A27:Sheet1.A2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ndlebars</text:p>
                <draw:g>
                  <svg:desc>Sheet1.A3:Sheet1.A3</svg:desc>
                </draw:g>
              </table:table-cell>
              <table:table-cell office:value-type="string">
                <text:p>erb shortcut</text:p>
                <draw:g>
                  <svg:desc>Sheet1.A9:Sheet1.A9</svg:desc>
                </draw:g>
              </table:table-cell>
              <table:table-cell office:value-type="string">
                <text:p>erb</text:p>
                <draw:g>
                  <svg:desc>Sheet1.A15:Sheet1.A15</svg:desc>
                </draw:g>
              </table:table-cell>
              <table:table-cell office:value-type="string">
                <text:p>erubi shortcut</text:p>
                <draw:g>
                  <svg:desc>Sheet1.A21:Sheet1.A21</svg:desc>
                </draw:g>
              </table:table-cell>
              <table:table-cell office:value-type="string">
                <text:p>erubi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3:Sheet1.B7</svg:desc>
                </draw:g>
              </table:table-cell>
              <table:table-cell office:value-type="float" office:value="1">
                <text:p>1</text:p>
                <draw:g>
                  <svg:desc>Sheet1.D3:Sheet1.D7</svg:desc>
                </draw:g>
              </table:table-cell>
              <table:table-cell office:value-type="float" office:value="0.584795321637427">
                <text:p>0.584795321637427</text:p>
                <draw:g>
                  <svg:desc>Sheet1.D9:Sheet1.D13</svg:desc>
                </draw:g>
              </table:table-cell>
              <table:table-cell office:value-type="float" office:value="0.36101083032491">
                <text:p>0.36101083032491</text:p>
                <draw:g>
                  <svg:desc>Sheet1.D15:Sheet1.D19</svg:desc>
                </draw:g>
              </table:table-cell>
              <table:table-cell office:value-type="float" office:value="0.636942675159236">
                <text:p>0.636942675159236</text:p>
                <draw:g>
                  <svg:desc>Sheet1.D21:Sheet1.D25</svg:desc>
                </draw:g>
              </table:table-cell>
              <table:table-cell office:value-type="float" office:value="0.43859649122807">
                <text:p>0.43859649122807</text:p>
                <draw:g>
                  <svg:desc>Sheet1.D27:Sheet1.D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657894736842105">
                <text:p>0.657894736842105</text:p>
              </table:table-cell>
              <table:table-cell office:value-type="float" office:value="0.529100529100529">
                <text:p>0.5291005291005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0.65359477124183">
                <text:p>0.65359477124183</text:p>
              </table:table-cell>
              <table:table-cell office:value-type="float" office:value="0.561797752808989">
                <text:p>0.5617977528089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0.793650793650794">
                <text:p>0.793650793650794</text:p>
              </table:table-cell>
              <table:table-cell office:value-type="float" office:value="0.699300699300699">
                <text:p>0.699300699300699</text:p>
              </table:table-cell>
              <table:table-cell office:value-type="float" office:value="0.558659217877095">
                <text:p>0.558659217877095</text:p>
              </table:table-cell>
              <table:table-cell office:value-type="float" office:value="0.485436893203883">
                <text:p>0.48543689320388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704225352112676">
                <text:p>0.704225352112676</text:p>
              </table:table-cell>
              <table:table-cell office:value-type="float" office:value="0.25062656641604">
                <text:p>0.25062656641604</text:p>
              </table:table-cell>
              <table:table-cell office:value-type="float" office:value="0.234741784037559">
                <text:p>0.2347417840375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